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395c" officeooo:paragraph-rsid="0015395c"/>
    </style:style>
    <style:style style:name="P2" style:family="paragraph" style:parent-style-name="Standard">
      <style:paragraph-properties fo:text-align="center" style:justify-single-word="false"/>
      <style:text-properties officeooo:rsid="0015395c" officeooo:paragraph-rsid="0015395c"/>
    </style:style>
    <style:style style:name="P3" style:family="paragraph" style:parent-style-name="Standard">
      <style:text-properties fo:font-size="10pt" officeooo:rsid="0015395c" officeooo:paragraph-rsid="0015395c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395c" officeooo:paragraph-rsid="0015395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 : Aplikacja inwentaryzacyjna</text:p>
      <text:p text:style-name="P2"/>
      <text:p text:style-name="P2">Sklad Grupy: Radosław Subczyński</text:p>
      <text:p text:style-name="P1"/>
      <text:p text:style-name="P3">Wstepne ustalenia:</text:p>
      <text:p text:style-name="P3"/>
      <text:p text:style-name="P3"><text:tab/>Alikacja na plaftormę: Android</text:p>
      <text:p text:style-name="P3"/>
      <text:p text:style-name="P3"><text:tab/>Obługiwane wersje: Andorida 4.4 +</text:p>
      <text:p text:style-name="P3"/>
      <text:p text:style-name="P3"><text:tab/>Urządzenia: Wszystkie marki telefonów</text:p>
      <text:p text:style-name="P3"/>
      <text:p text:style-name="P3"><text:tab/>Grupa docelowa: małe i średnie przedsiebiorstwa</text:p>
      <text:p text:style-name="P3"/>
      <text:p text:style-name="P3"><text:tab/>Zakladany budżet ok 10 tys zl</text:p>
      <text:p text:style-name="P3"/>
      <text:p text:style-name="P3"><text:tab/>Zakladany czas realizacji ok 360 h</text:p>
      <text:p text:style-name="P3"/>
      <text:p text:style-name="P3"><text:tab/></text:p>
      <text:p text:style-name="P3">Projekt zakłada stworzenie aplikacji mobilnej którą będzie miała za zadanie wspieranie małych i średnich przedśiębiorst <text:s/>poprzez, pomoc w inwentaryzacji przedmiotów bądz, zliczaniu, lub magazynowaniu, z założenia aplikacja ma działać na telefony z systemem operacyjnym Android Os, wraz z nowoczenym systemem przetrzymywania danych z </text:p>
      <text:p text:style-name="P3"/>
      <text:p text:style-name="P3"><text:tab/>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17:50.185715881</meta:creation-date>
    <dc:date>2017-05-09T12:55:27.810388743</dc:date>
    <meta:editing-duration>PT30M5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84" meta:character-count="637" meta:non-whitespace-character-count="553"/>
  </office:meta>
</office:document-meta>
</file>